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8.89cm" svg:x="3.54cm" svg:y="9.8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31cm" svg:height="0.878cm" svg:x="4.175cm" svg:y="9.89cm">
          <draw:text-box>
            <text:p>Star Topology</text:p>
          </draw:text-box>
        </draw:frame>
        <draw:frame draw:style-name="gr2" draw:layer="layout" svg:width="6.06cm" svg:height="0.878cm" svg:x="11.795cm" svg:y="9.89cm">
          <draw:text-box>
            <text:p>Peer to Peer Topology</text:p>
          </draw:text-box>
        </draw:frame>
        <draw:custom-shape draw:style-name="gr3" draw:text-style-name="P1" draw:id="id7" draw:layer="layout" svg:width="0.635cm" svg:height="0.635cm" svg:x="6.08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0" draw:layer="layout" svg:width="0.635cm" svg:height="0.635cm" svg:x="6.0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9" draw:layer="layout" svg:width="0.635cm" svg:height="0.635cm" svg:x="7.98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2" draw:layer="layout" svg:width="0.635cm" svg:height="0.635cm" svg:x="4.17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8" draw:layer="layout" svg:width="0.635cm" svg:height="0.635cm" svg:x="7.3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11" draw:layer="layout" svg:width="0.635cm" svg:height="0.635cm" svg:x="4.17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6" draw:layer="layout" svg:width="0.635cm" svg:height="0.635cm" svg:x="13.065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id="id1" draw:layer="layout" svg:width="0.635cm" svg:height="0.635cm" svg:x="16.2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5" draw:layer="layout" svg:width="0.635cm" svg:height="0.635cm" svg:x="12.43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0.635cm" svg:height="0.635cm" svg:x="15.605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id="id3" draw:layer="layout" svg:width="0.635cm" svg:height="0.635cm" svg:x="16.2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4" draw:layer="layout" svg:width="0.635cm" svg:height="0.635cm" svg:x="13.7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6.333cm" svg:y1="12.337cm" svg:x2="15.923cm" svg:y2="13.7cm" draw:start-shape="id1" draw:start-glue-point="7" draw:end-shape="id2" draw:end-glue-point="4" svg:d="m16333 12337-410 1363">
          <text:p/>
        </draw:connector>
        <draw:connector draw:style-name="gr6" draw:text-style-name="P1" draw:layer="layout" draw:type="line" svg:x1="15.923cm" svg:y1="14.335cm" svg:x2="16.333cm" svg:y2="16.333cm" draw:start-shape="id2" draw:start-glue-point="8" draw:end-shape="id3" draw:end-glue-point="5" svg:d="m15923 14335 410 1998">
          <text:p/>
        </draw:connector>
        <draw:connector draw:style-name="gr6" draw:text-style-name="P1" draw:layer="layout" draw:type="line" svg:x1="14.242cm" svg:y1="16.968cm" svg:x2="15.698cm" svg:y2="14.242cm" draw:start-shape="id4" draw:start-glue-point="11" draw:end-shape="id2" draw:end-glue-point="7" svg:d="m14242 16968 1456-2726">
          <text:p/>
        </draw:connector>
        <draw:connector draw:style-name="gr6" draw:text-style-name="P1" draw:layer="layout" draw:type="line" svg:x1="12.972cm" svg:y1="15.063cm" svg:x2="15.605cm" svg:y2="14.018cm" draw:start-shape="id5" draw:start-glue-point="11" draw:end-shape="id2" draw:end-glue-point="6" svg:d="m12972 15063 2633-1045">
          <text:p/>
        </draw:connector>
        <draw:connector draw:style-name="gr6" draw:text-style-name="P1" draw:layer="layout" draw:type="line" svg:x1="13.7cm" svg:y1="12.748cm" svg:x2="15.698cm" svg:y2="13.793cm" draw:start-shape="id6" draw:start-glue-point="10" draw:end-shape="id2" draw:end-glue-point="5" svg:d="m13700 12748 1998 1045">
          <text:p/>
        </draw:connector>
        <draw:connector draw:style-name="gr6" draw:text-style-name="P1" draw:layer="layout" draw:type="line" svg:x1="13.383cm" svg:y1="13.065cm" svg:x2="12.748cm" svg:y2="14.97cm" draw:start-shape="id6" draw:start-glue-point="8" draw:end-shape="id5" draw:end-glue-point="4" svg:d="m13383 13065-635 1905">
          <text:p/>
        </draw:connector>
        <draw:connector draw:style-name="gr6" draw:text-style-name="P1" draw:layer="layout" draw:type="line" svg:x1="13.607cm" svg:y1="12.972cm" svg:x2="14.018cm" svg:y2="16.875cm" draw:start-shape="id6" draw:start-glue-point="9" draw:end-shape="id4" draw:end-glue-point="4" svg:d="m13607 12972 411 3903">
          <text:p/>
        </draw:connector>
        <draw:connector draw:style-name="gr6" draw:text-style-name="P1" draw:layer="layout" draw:type="line" svg:x1="13.7cm" svg:y1="12.748cm" svg:x2="16.333cm" svg:y2="16.333cm" draw:start-shape="id6" draw:start-glue-point="10" draw:end-shape="id3" draw:end-glue-point="5" svg:d="m13700 12748 2633 3585">
          <text:p/>
        </draw:connector>
        <draw:connector draw:style-name="gr6" draw:text-style-name="P1" draw:layer="layout" draw:type="line" svg:x1="12.972cm" svg:y1="15.512cm" svg:x2="13.793cm" svg:y2="17.417cm" draw:start-shape="id5" draw:start-glue-point="9" draw:end-shape="id4" draw:end-glue-point="7" svg:d="m12972 15512 821 1905">
          <text:p/>
        </draw:connector>
        <draw:connector draw:style-name="gr6" draw:text-style-name="P1" draw:layer="layout" draw:type="line" svg:x1="13.065cm" svg:y1="15.288cm" svg:x2="16.24cm" svg:y2="16.558cm" draw:start-shape="id5" draw:start-glue-point="10" draw:end-shape="id3" draw:end-glue-point="6" svg:d="m13065 15288 3175 1270">
          <text:p/>
        </draw:connector>
        <draw:connector draw:style-name="gr6" draw:text-style-name="P1" draw:layer="layout" draw:type="line" svg:x1="14.242cm" svg:y1="17.417cm" svg:x2="16.333cm" svg:y2="16.782cm" draw:start-shape="id4" draw:start-glue-point="9" draw:end-shape="id3" draw:end-glue-point="7" svg:d="m14242 17417 2091-635">
          <text:p/>
        </draw:connector>
        <draw:connector draw:style-name="gr6" draw:text-style-name="P1" draw:layer="layout" draw:type="line" svg:x1="6.398cm" svg:y1="13.065cm" svg:x2="7.443cm" svg:y2="12.337cm" draw:start-shape="id7" draw:start-glue-point="4" draw:end-shape="id8" draw:end-glue-point="7" svg:d="m6398 13065 1045-728">
          <text:p/>
        </draw:connector>
        <draw:connector draw:style-name="gr6" draw:text-style-name="P1" draw:layer="layout" draw:type="line" svg:x1="6.622cm" svg:y1="13.607cm" svg:x2="7.985cm" svg:y2="14.653cm" draw:start-shape="id7" draw:start-glue-point="9" draw:end-shape="id9" draw:end-glue-point="6" svg:d="m6622 13607 1363 1046">
          <text:p/>
        </draw:connector>
        <draw:connector draw:style-name="gr6" draw:text-style-name="P1" draw:layer="layout" draw:type="line" svg:x1="6.398cm" svg:y1="13.7cm" svg:x2="6.398cm" svg:y2="14.97cm" draw:start-shape="id7" draw:start-glue-point="8" draw:end-shape="id10" draw:end-glue-point="4" svg:d="m6398 13700v1270">
          <text:p/>
        </draw:connector>
        <draw:connector draw:style-name="gr6" draw:text-style-name="P1" draw:layer="layout" draw:type="line" svg:x1="6.08cm" svg:y1="13.383cm" svg:x2="4.717cm" svg:y2="14.428cm" draw:start-shape="id7" draw:start-glue-point="6" draw:end-shape="id11" draw:end-glue-point="11" svg:d="m6080 13383-1363 1045">
          <text:p/>
        </draw:connector>
        <draw:connector draw:style-name="gr6" draw:text-style-name="P1" draw:layer="layout" draw:type="line" svg:x1="6.173cm" svg:y1="13.158cm" svg:x2="4.717cm" svg:y2="12.337cm" draw:start-shape="id7" draw:start-glue-point="5" draw:end-shape="id12" draw:end-glue-point="9" svg:d="m6173 13158-1456-821">
          <text:p/>
        </draw:connector>
        <draw:custom-shape draw:style-name="gr5" draw:text-style-name="P1" draw:layer="layout" svg:width="0.635cm" svg:height="0.635cm" svg:x="4.175cm" svg:y="16.21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3" draw:text-style-name="P1" draw:layer="layout" svg:width="0.635cm" svg:height="0.635cm" svg:x="4.175cm" svg:y="1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7.985cm" svg:y="16.21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frame draw:style-name="gr2" draw:layer="layout" svg:width="4.718cm" svg:height="0.878cm" svg:x="4.81cm" svg:y="17.225cm">
          <draw:text-box>
            <text:p>PAN Coordinator</text:p>
          </draw:text-box>
        </draw:frame>
        <draw:frame draw:style-name="gr2" draw:layer="layout" svg:width="1.594cm" svg:height="0.878cm" svg:x="4.81cm" svg:y="16.097cm">
          <draw:text-box>
            <text:p>FFD</text:p>
          </draw:text-box>
        </draw:frame>
        <draw:frame draw:style-name="gr2" draw:layer="layout" svg:width="1.658cm" svg:height="0.878cm" svg:x="8.62cm" svg:y="16.097cm">
          <draw:text-box>
            <text:p>RF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10:35:50</meta:creation-date>
    <dc:date>2010-07-06T11:10:22</dc:date>
    <meta:editing-duration>PT00H03M49S</meta:editing-duration>
    <meta:editing-cycles>2</meta:editing-cycles>
    <meta:generator>OpenOffice.org/3.2$Unix OpenOffice.org_project/320m19$Build-9505</meta:generator>
    <meta:document-statistic meta:object-count="37"/>
  </office:meta>
</office:document-meta>
</file>